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2.833cm" style:rel-column-width="10922*"/>
    </style:style>
    <style:style style:name="Taulukko1.D" style:family="table-column">
      <style:table-column-properties style:column-width="8.5cm" style:rel-column-width="32766*"/>
    </style:style>
    <style:style style:name="Taulukko1.A1" style:family="table-cell">
      <style:table-cell-properties fo:padding="0.097cm" fo:border-left="0.05pt solid #000000" fo:border-right="none" fo:border-top="0.05pt solid #000000" fo:border-bottom="0.05pt solid #000000"/>
    </style:style>
    <style:style style:name="Taulukko1.D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8674e" officeooo:paragraph-rsid="0008674e" style:font-weight-asian="bold" style:font-weight-complex="bold"/>
    </style:style>
    <style:style style:name="P2" style:family="paragraph" style:parent-style-name="Standard">
      <style:text-properties fo:font-weight="bold" officeooo:rsid="0009d9af" officeooo:paragraph-rsid="0009d9af" style:font-weight-asian="bold" style:font-weight-complex="bold"/>
    </style:style>
    <style:style style:name="P3" style:family="paragraph" style:parent-style-name="Table_20_Contents">
      <style:text-properties officeooo:rsid="0009d9af" officeooo:paragraph-rsid="0009d9af"/>
    </style:style>
    <style:style style:name="T1" style:family="text">
      <style:text-properties fo:font-weight="normal" style:font-weight-asian="normal" style:font-weight-complex="normal"/>
    </style:style>
    <style:style style:name="T2" style:family="text">
      <style:text-properties fo:font-weight="normal" officeooo:rsid="0009d9a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aatio</text:p>
      <text:p text:style-name="P1"/>
      <text:p text:style-name="P1"><text:tab/><text:span text:style-name="T1">Kirjaston testaus on toteutettu jUnit-kehyksen avulla. Jokaiselle kirjaston operaatiolle on toteutettu testit jotka varmistavat että operaatiolle annetut parametrit ovat oikeassa muodossa, että operaatio palauttaa oikean tuloksen. Tapauksissa joissa operaatio on toteutettu useammalla kuin yhdellä algoritmilla (esim. tulo-operaatio, joka hyödyntää sekä naiivia kerrontametodia että Strassen-algoritmia) on pyritty testaamaan molemmat algoritmit valitsemalla testiparametrit niin että </text:span><text:span text:style-name="T2">suoritus hyödyntää molempia algoritmeja.</text:span></text:p>
      <text:p text:style-name="P1"/>
      <text:p text:style-name="P1"/>
      <text:p text:style-name="P2">Testauksen kattavuus</text:p>
      <text:p text:style-name="P2"/>
      <table:table table:name="Taulukko1" table:style-name="Taulukko1">
        <table:table-column table:style-name="Taulukko1.A" table:number-columns-repeated="3"/>
        <table:table-column table:style-name="Taulukko1.D"/>
        <table:table-row>
          <table:table-cell table:style-name="Taulukko1.A1" office:value-type="string">
            <text:p text:style-name="P3">Operaatio</text:p>
          </table:table-cell>
          <table:table-cell table:style-name="Taulukko1.A1" office:value-type="string">
            <text:p text:style-name="P3">Epäkelpo syöte</text:p>
          </table:table-cell>
          <table:table-cell table:style-name="Taulukko1.A1" office:value-type="string">
            <text:p text:style-name="P3">Kelvollinen syöte</text:p>
          </table:table-cell>
          <table:table-cell table:style-name="Taulukko1.D1" office:value-type="string">
            <text:p text:style-name="P3">Kattavuus</text:p>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D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D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D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0:09:46.027214275</meta:creation-date>
    <dc:date>2016-06-12T10:28:17.026135692</dc:date>
    <meta:editing-duration>PT3M20S</meta:editing-duration>
    <meta:editing-cycles>1</meta:editing-cycles>
    <meta:document-statistic meta:table-count="1" meta:image-count="0" meta:object-count="0" meta:page-count="1" meta:paragraph-count="7" meta:word-count="66" meta:character-count="615" meta:non-whitespace-character-count="614"/>
    <meta:generator>LibreOffice/4.2.8.2$Linux_X86_64 LibreOffice_project/420m0$Build-2</meta:generator>
  </office:meta>
</office:document-meta>
</file>